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8" table:default-cell-style-name="Default"/>
        <table:table-row table:style-name="ro1">
          <table:table-cell table:number-columns-repeated="11"/>
          <table:table-cell office:value-type="string">
            <text:p>delta</text:p>
          </table:table-cell>
          <table:table-cell office:value-type="string">
            <text:p>t0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t6</text:p>
          </table:table-cell>
          <table:table-cell office:value-type="string">
            <text:p>t7</text:p>
          </table:table-cell>
          <table:table-cell office:value-type="string">
            <text:p>t8</text:p>
          </table:table-cell>
          <table:table-cell office:value-type="string">
            <text:p>t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15074">
            <text:p>0,015074</text:p>
          </table:table-cell>
          <table:table-cell office:value-type="float" office:value="0.008038">
            <text:p>0,008038</text:p>
          </table:table-cell>
          <table:table-cell office:value-type="float" office:value="0.00795">
            <text:p>0,00795</text:p>
          </table:table-cell>
          <table:table-cell office:value-type="float" office:value="0.008108">
            <text:p>0,008108</text:p>
          </table:table-cell>
          <table:table-cell office:value-type="float" office:value="0.007702">
            <text:p>0,007702</text:p>
          </table:table-cell>
          <table:table-cell office:value-type="float" office:value="0.007778">
            <text:p>0,007778</text:p>
          </table:table-cell>
          <table:table-cell office:value-type="float" office:value="0.007541">
            <text:p>0,00754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07393">
            <text:p>0,007393</text:p>
          </table:table-cell>
          <table:table-cell office:value-type="float" office:value="0.007654">
            <text:p>0,007654</text:p>
          </table:table-cell>
          <table:table-cell office:value-type="float" office:value="0.007931">
            <text:p>0,007931</text:p>
          </table:table-cell>
          <table:table-cell office:value-type="float" office:value="0.008107">
            <text:p>0,008107</text:p>
          </table:table-cell>
          <table:table-cell office:value-type="float" office:value="0.007702">
            <text:p>0,007702</text:p>
          </table:table-cell>
          <table:table-cell office:value-type="float" office:value="0.007778">
            <text:p>0,007778</text:p>
          </table:table-cell>
          <table:table-cell office:value-type="float" office:value="0.007541">
            <text:p>0,00754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07393">
            <text:p>0,007393</text:p>
          </table:table-cell>
          <table:table-cell office:value-type="float" office:value="0.007654">
            <text:p>0,007654</text:p>
          </table:table-cell>
          <table:table-cell office:value-type="float" office:value="0.011766">
            <text:p>0,011766</text:p>
          </table:table-cell>
          <table:table-cell office:value-type="float" office:value="0.008299">
            <text:p>0,008299</text:p>
          </table:table-cell>
          <table:table-cell office:value-type="float" office:value="0.007711">
            <text:p>0,007711</text:p>
          </table:table-cell>
          <table:table-cell office:value-type="float" office:value="0.007778">
            <text:p>0,007778</text:p>
          </table:table-cell>
          <table:table-cell office:value-type="float" office:value="0.007541">
            <text:p>0,00754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007355">
            <text:p>0,007355</text:p>
          </table:table-cell>
          <table:table-cell office:value-type="float" office:value="0.011377">
            <text:p>0,011377</text:p>
          </table:table-cell>
          <table:table-cell office:value-type="float" office:value="0.014884">
            <text:p>0,014884</text:p>
          </table:table-cell>
          <table:table-cell office:value-type="float" office:value="0.007788">
            <text:p>0,007788</text:p>
          </table:table-cell>
          <table:table-cell office:value-type="float" office:value="0.007673">
            <text:p>0,007673</text:p>
          </table:table-cell>
          <table:table-cell office:value-type="float" office:value="0.015613">
            <text:p>0,015613</text:p>
          </table:table-cell>
          <table:table-cell office:value-type="float" office:value="0.008491">
            <text:p>0,008491</text:p>
          </table:table-cell>
          <table:table-cell office:value-type="float" office:value="0.007721">
            <text:p>0,007721</text:p>
          </table:table-cell>
          <table:table-cell office:value-type="float" office:value="0.007779">
            <text:p>0,007779</text:p>
          </table:table-cell>
          <table:table-cell office:value-type="float" office:value="0.007541">
            <text:p>0,00754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07393">
            <text:p>0,007393</text:p>
          </table:table-cell>
          <table:table-cell office:value-type="float" office:value="0.007654">
            <text:p>0,007654</text:p>
          </table:table-cell>
          <table:table-cell office:value-type="float" office:value="0.007931">
            <text:p>0,007931</text:p>
          </table:table-cell>
          <table:table-cell office:value-type="float" office:value="0.008107">
            <text:p>0,008107</text:p>
          </table:table-cell>
          <table:table-cell office:value-type="float" office:value="0.007702">
            <text:p>0,007702</text:p>
          </table:table-cell>
          <table:table-cell office:value-type="float" office:value="0.007778">
            <text:p>0,007778</text:p>
          </table:table-cell>
          <table:table-cell office:value-type="float" office:value="0.015235">
            <text:p>0,015235</text:p>
          </table:table-cell>
          <table:table-cell table:number-columns-repeated="6"/>
        </table:table-row>
        <table:table-row table:style-name="ro2">
          <table:table-cell office:value-type="string">
            <text:p>prix</text:p>
          </table:table-cell>
          <table:table-cell office:value-type="string">
            <text:p>hedge</text:p>
          </table:table-cell>
          <table:table-cell office:value-type="string">
            <text:p>Prix -100</text:p>
          </table:table-cell>
          <table:table-cell office:value-type="string">
            <text:p>Hedge-100</text:p>
          </table:table-cell>
          <table:table-cell office:value-type="string">
            <text:p>pnl</text:p>
          </table:table-cell>
          <table:table-cell table:number-columns-repeated="7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07393">
            <text:p>0,007393</text:p>
          </table:table-cell>
          <table:table-cell office:value-type="float" office:value="0.007654">
            <text:p>0,007654</text:p>
          </table:table-cell>
          <table:table-cell office:value-type="float" office:value="0.007931">
            <text:p>0,007931</text:p>
          </table:table-cell>
          <table:table-cell office:value-type="float" office:value="0.008107">
            <text:p>0,008107</text:p>
          </table:table-cell>
          <table:table-cell office:value-type="float" office:value="0.007702">
            <text:p>0,007702</text:p>
          </table:table-cell>
          <table:table-cell office:value-type="float" office:value="0.007778">
            <text:p>0,007778</text:p>
          </table:table-cell>
          <table:table-cell office:value-type="float" office:value="0.026763">
            <text:p>0,0267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7.257794">
            <text:p>107,257794</text:p>
          </table:table-cell>
          <table:table-cell table:formula="of:=[.A8]-100" office:value-type="float" office:value="7.257794">
            <text:p>7,257794</text:p>
          </table:table-cell>
          <table:table-cell table:formula="of:=[.B8]-100" office:value-type="float" office:value="7.257794">
            <text:p>7,257794</text:p>
          </table:table-cell>
          <table:table-cell table:formula="of:=[.D8]-[.C8]" office:value-type="float" office:value="0">
            <text:p>0</text:p>
          </table:table-cell>
          <table:table-cell table:number-columns-repeated="7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14679">
            <text:p>0,014679</text:p>
          </table:table-cell>
          <table:table-cell office:value-type="float" office:value="0.007777">
            <text:p>0,007777</text:p>
          </table:table-cell>
          <table:table-cell office:value-type="float" office:value="0.007673">
            <text:p>0,007673</text:p>
          </table:table-cell>
          <table:table-cell office:value-type="float" office:value="0.007932">
            <text:p>0,007932</text:p>
          </table:table-cell>
          <table:table-cell office:value-type="float" office:value="0.008107">
            <text:p>0,008107</text:p>
          </table:table-cell>
          <table:table-cell office:value-type="float" office:value="0.023088">
            <text:p>0,023088</text:p>
          </table:table-cell>
          <table:table-cell office:value-type="float" office:value="0.008547">
            <text:p>0,008547</text:p>
          </table:table-cell>
          <table:table-cell office:value-type="float" office:value="0.00758">
            <text:p>0,00758</text:p>
          </table:table-cell>
          <table:table-cell table:number-columns-repeated="6"/>
        </table:table-row>
        <table:table-row table:style-name="ro1">
          <table:table-cell office:value-type="float" office:value="106.079072">
            <text:p>106,079072</text:p>
          </table:table-cell>
          <table:table-cell office:value-type="float" office:value="107.220859">
            <text:p>107,220859</text:p>
          </table:table-cell>
          <table:table-cell table:formula="of:=[.A9]-100" office:value-type="float" office:value="6.079072">
            <text:p>6,079072</text:p>
          </table:table-cell>
          <table:table-cell table:formula="of:=[.B9]-100" office:value-type="float" office:value="7.220859">
            <text:p>7,220859</text:p>
          </table:table-cell>
          <table:table-cell table:formula="of:=[.D9]-[.C9]" office:value-type="float" office:value="1.14178700000001">
            <text:p>1,141787</text:p>
          </table:table-cell>
          <table:table-cell table:number-columns-repeated="7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07393">
            <text:p>0,007393</text:p>
          </table:table-cell>
          <table:table-cell office:value-type="float" office:value="0.007654">
            <text:p>0,007654</text:p>
          </table:table-cell>
          <table:table-cell office:value-type="float" office:value="0.007931">
            <text:p>0,007931</text:p>
          </table:table-cell>
          <table:table-cell office:value-type="float" office:value="0.008107">
            <text:p>0,008107</text:p>
          </table:table-cell>
          <table:table-cell office:value-type="float" office:value="0.007702">
            <text:p>0,007702</text:p>
          </table:table-cell>
          <table:table-cell office:value-type="float" office:value="0.007778">
            <text:p>0,007778</text:p>
          </table:table-cell>
          <table:table-cell office:value-type="float" office:value="0.007541">
            <text:p>0,007541</text:p>
          </table:table-cell>
          <table:table-cell table:number-columns-repeated="6"/>
        </table:table-row>
        <table:table-row table:style-name="ro1">
          <table:table-cell office:value-type="float" office:value="107.035811">
            <text:p>107,035811</text:p>
          </table:table-cell>
          <table:table-cell office:value-type="float" office:value="210.673166">
            <text:p>210,673166</text:p>
          </table:table-cell>
          <table:table-cell table:formula="of:=[.A10]-100" office:value-type="float" office:value="7.035811">
            <text:p>7,035811</text:p>
          </table:table-cell>
          <table:table-cell table:formula="of:=[.B10]-200" office:value-type="float" office:value="10.673166">
            <text:p>10,673166</text:p>
          </table:table-cell>
          <table:table-cell table:formula="of:=[.D10]-[.C10]" office:value-type="float" office:value="3.63735500000001">
            <text:p>3,637355</text:p>
          </table:table-cell>
          <table:table-cell table:number-columns-repeated="7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07393">
            <text:p>0,007393</text:p>
          </table:table-cell>
          <table:table-cell office:value-type="float" office:value="0.007654">
            <text:p>0,007654</text:p>
          </table:table-cell>
          <table:table-cell office:value-type="float" office:value="0.007931">
            <text:p>0,007931</text:p>
          </table:table-cell>
          <table:table-cell office:value-type="float" office:value="0.008107">
            <text:p>0,008107</text:p>
          </table:table-cell>
          <table:table-cell office:value-type="float" office:value="0.007702">
            <text:p>0,007702</text:p>
          </table:table-cell>
          <table:table-cell office:value-type="float" office:value="0.007778">
            <text:p>0,007778</text:p>
          </table:table-cell>
          <table:table-cell office:value-type="float" office:value="0.007541">
            <text:p>0,007541</text:p>
          </table:table-cell>
          <table:table-cell table:number-columns-repeated="6"/>
        </table:table-row>
        <table:table-row table:style-name="ro1">
          <table:table-cell office:value-type="float" office:value="107.134412">
            <text:p>107,134412</text:p>
          </table:table-cell>
          <table:table-cell office:value-type="float" office:value="208.017049">
            <text:p>208,017049</text:p>
          </table:table-cell>
          <table:table-cell table:formula="of:=[.A11]-100" office:value-type="float" office:value="7.134412">
            <text:p>7,134412</text:p>
          </table:table-cell>
          <table:table-cell table:formula="of:=[.B11]-200" office:value-type="float" office:value="8.01704899999999">
            <text:p>8,017049</text:p>
          </table:table-cell>
          <table:table-cell table:formula="of:=[.D11]-[.C11]" office:value-type="float" office:value="0.882636999999988">
            <text:p>0,882637</text:p>
          </table:table-cell>
          <table:table-cell table:number-columns-repeated="7"/>
          <table:table-cell office:value-type="float" office:value="0.011201">
            <text:p>0,011201</text:p>
          </table:table-cell>
          <table:table-cell office:value-type="float" office:value="0.007723">
            <text:p>0,007723</text:p>
          </table:table-cell>
          <table:table-cell office:value-type="float" office:value="0.007009">
            <text:p>0,007009</text:p>
          </table:table-cell>
          <table:table-cell office:value-type="float" office:value="0.007394">
            <text:p>0,007394</text:p>
          </table:table-cell>
          <table:table-cell office:value-type="float" office:value="0.007654">
            <text:p>0,007654</text:p>
          </table:table-cell>
          <table:table-cell office:value-type="float" office:value="0.007931">
            <text:p>0,007931</text:p>
          </table:table-cell>
          <table:table-cell office:value-type="float" office:value="0.008107">
            <text:p>0,008107</text:p>
          </table:table-cell>
          <table:table-cell office:value-type="float" office:value="0.007702">
            <text:p>0,007702</text:p>
          </table:table-cell>
          <table:table-cell office:value-type="float" office:value="0.007778">
            <text:p>0,007778</text:p>
          </table:table-cell>
          <table:table-cell office:value-type="float" office:value="0.015223">
            <text:p>0,015223</text:p>
          </table:table-cell>
          <table:table-cell table:number-columns-repeated="6"/>
        </table:table-row>
        <table:table-row table:style-name="ro1">
          <table:table-cell office:value-type="float" office:value="106.868473">
            <text:p>106,868473</text:p>
          </table:table-cell>
          <table:table-cell office:value-type="float" office:value="208.872108">
            <text:p>208,872108</text:p>
          </table:table-cell>
          <table:table-cell table:formula="of:=[.A12]-100" office:value-type="float" office:value="6.86847299999999">
            <text:p>6,868473</text:p>
          </table:table-cell>
          <table:table-cell table:formula="of:=[.B12]-200" office:value-type="float" office:value="8.872108">
            <text:p>8,872108</text:p>
          </table:table-cell>
          <table:table-cell table:formula="of:=[.D12]-[.C12]" office:value-type="float" office:value="2.003635">
            <text:p>2,003635</text:p>
          </table:table-cell>
          <table:table-cell table:number-columns-repeated="7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07393">
            <text:p>0,007393</text:p>
          </table:table-cell>
          <table:table-cell office:value-type="float" office:value="0.007654">
            <text:p>0,007654</text:p>
          </table:table-cell>
          <table:table-cell office:value-type="float" office:value="0.007931">
            <text:p>0,007931</text:p>
          </table:table-cell>
          <table:table-cell office:value-type="float" office:value="0.008107">
            <text:p>0,008107</text:p>
          </table:table-cell>
          <table:table-cell office:value-type="float" office:value="0.007702">
            <text:p>0,007702</text:p>
          </table:table-cell>
          <table:table-cell office:value-type="float" office:value="0.007778">
            <text:p>0,007778</text:p>
          </table:table-cell>
          <table:table-cell office:value-type="float" office:value="0.011388">
            <text:p>0,011388</text:p>
          </table:table-cell>
          <table:table-cell table:number-columns-repeated="6"/>
        </table:table-row>
        <table:table-row table:style-name="ro1">
          <table:table-cell office:value-type="float" office:value="107.398089">
            <text:p>107,398089</text:p>
          </table:table-cell>
          <table:table-cell office:value-type="float" office:value="209.733293">
            <text:p>209,733293</text:p>
          </table:table-cell>
          <table:table-cell table:formula="of:=[.A13]-100" office:value-type="float" office:value="7.398089">
            <text:p>7,398089</text:p>
          </table:table-cell>
          <table:table-cell table:formula="of:=[.B13]-200" office:value-type="float" office:value="9.733293">
            <text:p>9,733293</text:p>
          </table:table-cell>
          <table:table-cell table:formula="of:=[.D13]-[.C13]" office:value-type="float" office:value="2.335204">
            <text:p>2,335204</text:p>
          </table:table-cell>
          <table:table-cell table:number-columns-repeated="7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07393">
            <text:p>0,007393</text:p>
          </table:table-cell>
          <table:table-cell office:value-type="float" office:value="0.007654">
            <text:p>0,007654</text:p>
          </table:table-cell>
          <table:table-cell office:value-type="float" office:value="0.007931">
            <text:p>0,007931</text:p>
          </table:table-cell>
          <table:table-cell office:value-type="float" office:value="0.008107">
            <text:p>0,008107</text:p>
          </table:table-cell>
          <table:table-cell office:value-type="float" office:value="0.007702">
            <text:p>0,007702</text:p>
          </table:table-cell>
          <table:table-cell office:value-type="float" office:value="0.007778">
            <text:p>0,007778</text:p>
          </table:table-cell>
          <table:table-cell office:value-type="float" office:value="0.011376">
            <text:p>0,011376</text:p>
          </table:table-cell>
          <table:table-cell table:number-columns-repeated="6"/>
        </table:table-row>
        <table:table-row table:style-name="ro1">
          <table:table-cell office:value-type="float" office:value="108.088207">
            <text:p>108,088207</text:p>
          </table:table-cell>
          <table:table-cell office:value-type="float" office:value="208.421673">
            <text:p>208,421673</text:p>
          </table:table-cell>
          <table:table-cell table:formula="of:=[.A14]-100" office:value-type="float" office:value="8.088207">
            <text:p>8,088207</text:p>
          </table:table-cell>
          <table:table-cell table:formula="of:=[.B14]-200" office:value-type="float" office:value="8.421673">
            <text:p>8,421673</text:p>
          </table:table-cell>
          <table:table-cell table:formula="of:=[.D14]-[.C14]" office:value-type="float" office:value="0.333466000000001">
            <text:p>0,333466</text:p>
          </table:table-cell>
          <table:table-cell table:number-columns-repeated="7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07393">
            <text:p>0,007393</text:p>
          </table:table-cell>
          <table:table-cell office:value-type="float" office:value="0.007654">
            <text:p>0,007654</text:p>
          </table:table-cell>
          <table:table-cell office:value-type="float" office:value="0.007931">
            <text:p>0,007931</text:p>
          </table:table-cell>
          <table:table-cell office:value-type="float" office:value="0.008107">
            <text:p>0,008107</text:p>
          </table:table-cell>
          <table:table-cell office:value-type="float" office:value="0.007702">
            <text:p>0,007702</text:p>
          </table:table-cell>
          <table:table-cell office:value-type="float" office:value="0.007778">
            <text:p>0,007778</text:p>
          </table:table-cell>
          <table:table-cell office:value-type="float" office:value="0.007541">
            <text:p>0,007541</text:p>
          </table:table-cell>
          <table:table-cell table:number-columns-repeated="6"/>
        </table:table-row>
        <table:table-row table:style-name="ro1">
          <table:table-cell office:value-type="float" office:value="106.616695">
            <text:p>106,616695</text:p>
          </table:table-cell>
          <table:table-cell office:value-type="float" office:value="207.672051">
            <text:p>207,672051</text:p>
          </table:table-cell>
          <table:table-cell table:formula="of:=[.A15]-100" office:value-type="float" office:value="6.61669499999999">
            <text:p>6,616695</text:p>
          </table:table-cell>
          <table:table-cell table:formula="of:=[.B15]-200" office:value-type="float" office:value="7.67205100000001">
            <text:p>7,672051</text:p>
          </table:table-cell>
          <table:table-cell table:formula="of:=[.D15]-[.C15]" office:value-type="float" office:value="1.05535600000002">
            <text:p>1,055356</text:p>
          </table:table-cell>
          <table:table-cell table:number-columns-repeated="7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1124">
            <text:p>0,01124</text:p>
          </table:table-cell>
          <table:table-cell office:value-type="float" office:value="0.007846">
            <text:p>0,007846</text:p>
          </table:table-cell>
          <table:table-cell office:value-type="float" office:value="0.007941">
            <text:p>0,007941</text:p>
          </table:table-cell>
          <table:table-cell office:value-type="float" office:value="0.011942">
            <text:p>0,011942</text:p>
          </table:table-cell>
          <table:table-cell office:value-type="float" office:value="0.007893">
            <text:p>0,007893</text:p>
          </table:table-cell>
          <table:table-cell office:value-type="float" office:value="0.023162">
            <text:p>0,023162</text:p>
          </table:table-cell>
          <table:table-cell office:value-type="float" office:value="0.008311">
            <text:p>0,008311</text:p>
          </table:table-cell>
          <table:table-cell table:number-columns-repeated="6"/>
        </table:table-row>
        <table:table-row table:style-name="ro1">
          <table:table-cell office:value-type="float" office:value="106.57873">
            <text:p>106,57873</text:p>
          </table:table-cell>
          <table:table-cell office:value-type="float" office:value="209.943609">
            <text:p>209,943609</text:p>
          </table:table-cell>
          <table:table-cell table:formula="of:=[.A16]-100" office:value-type="float" office:value="6.57872999999999">
            <text:p>6,57873</text:p>
          </table:table-cell>
          <table:table-cell table:formula="of:=[.B16]-200" office:value-type="float" office:value="9.94360900000001">
            <text:p>9,943609</text:p>
          </table:table-cell>
          <table:table-cell table:formula="of:=[.D16]-[.C16]" office:value-type="float" office:value="3.36487900000002">
            <text:p>3,364879</text:p>
          </table:table-cell>
          <table:table-cell table:number-columns-repeated="7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07393">
            <text:p>0,007393</text:p>
          </table:table-cell>
          <table:table-cell office:value-type="float" office:value="0.007654">
            <text:p>0,007654</text:p>
          </table:table-cell>
          <table:table-cell office:value-type="float" office:value="0.007931">
            <text:p>0,007931</text:p>
          </table:table-cell>
          <table:table-cell office:value-type="float" office:value="0.008107">
            <text:p>0,008107</text:p>
          </table:table-cell>
          <table:table-cell office:value-type="float" office:value="0.007702">
            <text:p>0,007702</text:p>
          </table:table-cell>
          <table:table-cell office:value-type="float" office:value="0.007778">
            <text:p>0,007778</text:p>
          </table:table-cell>
          <table:table-cell office:value-type="float" office:value="0.007541">
            <text:p>0,007541</text:p>
          </table:table-cell>
          <table:table-cell table:number-columns-repeated="6"/>
        </table:table-row>
        <table:table-row table:style-name="ro1">
          <table:table-cell office:value-type="float" office:value="106.0602">
            <text:p>106,0602</text:p>
          </table:table-cell>
          <table:table-cell office:value-type="float" office:value="204.96002">
            <text:p>204,96002</text:p>
          </table:table-cell>
          <table:table-cell table:formula="of:=[.A17]-100" office:value-type="float" office:value="6.0602">
            <text:p>6,0602</text:p>
          </table:table-cell>
          <table:table-cell table:formula="of:=[.B17]-200" office:value-type="float" office:value="4.96001999999999">
            <text:p>4,96002</text:p>
          </table:table-cell>
          <table:table-cell table:formula="of:=[.D17]-[.C17]" office:value-type="float" office:value="-1.10018000000001">
            <text:p>-1,10018</text:p>
          </table:table-cell>
          <table:table-cell table:number-columns-repeated="7"/>
          <table:table-cell office:value-type="float" office:value="0.007355">
            <text:p>0,007355</text:p>
          </table:table-cell>
          <table:table-cell office:value-type="float" office:value="0.007531">
            <text:p>0,007531</text:p>
          </table:table-cell>
          <table:table-cell office:value-type="float" office:value="0.006999">
            <text:p>0,006999</text:p>
          </table:table-cell>
          <table:table-cell office:value-type="float" office:value="0.007393">
            <text:p>0,007393</text:p>
          </table:table-cell>
          <table:table-cell office:value-type="float" office:value="0.007654">
            <text:p>0,007654</text:p>
          </table:table-cell>
          <table:table-cell office:value-type="float" office:value="0.007931">
            <text:p>0,007931</text:p>
          </table:table-cell>
          <table:table-cell office:value-type="float" office:value="0.008107">
            <text:p>0,008107</text:p>
          </table:table-cell>
          <table:table-cell office:value-type="float" office:value="0.015395">
            <text:p>0,015395</text:p>
          </table:table-cell>
          <table:table-cell office:value-type="float" office:value="0.008162">
            <text:p>0,008162</text:p>
          </table:table-cell>
          <table:table-cell office:value-type="float" office:value="0.007561">
            <text:p>0,00756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number-columns-repeated="10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number-columns-repeated="10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number-columns-repeated="10" office:value-type="float" office:value="0">
            <text:p>0</text:p>
          </table:table-cell>
          <table:table-cell table:number-columns-repeated="6"/>
        </table:table-row>
        <table:table-row table:style-name="ro1">
          <table:table-cell>
            <draw:frame table:end-cell-address="Feuille1.I41" table:end-x="0.097cm" table:end-y="0.287cm" draw:z-index="0" draw:style-name="gr1" draw:text-style-name="P1" svg:width="15.999cm" svg:height="8.999cm" svg:x="2.163cm" svg:y="0.321cm">
              <draw:object draw:notify-on-update-of-ranges="Feuille1.C7:Feuille1.C7 Feuille1.C8:Feuille1.C19 Feuille1.D7:Feuille1.D7 Feuille1.D8:Feuille1.D19 Feuille1.E7:Feuille1.E7 Feuille1.E8:Feuille1.E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table:number-columns-repeated="10" office:value-type="float" office:value="0">
            <text:p>0</text:p>
          </table:table-cell>
          <table:table-cell table:number-columns-repeated="6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11"/>
          <table:table-cell office:value-type="string">
            <text:p>prix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string">
            <text:p>t0</text:p>
          </table:table-cell>
          <table:table-cell table:number-columns-repeated="16" office:value-type="float" office:value="100">
            <text:p>100</text:p>
          </table:table-cell>
        </table:table-row>
        <table:table-row table:style-name="ro1">
          <table:table-cell table:number-columns-repeated="11"/>
          <table:table-cell office:value-type="string">
            <text:p>t1</text:p>
          </table:table-cell>
          <table:table-cell office:value-type="float" office:value="99.664408">
            <text:p>99,664408</text:p>
          </table:table-cell>
          <table:table-cell office:value-type="float" office:value="99.58161">
            <text:p>99,58161</text:p>
          </table:table-cell>
          <table:table-cell office:value-type="float" office:value="98.659915">
            <text:p>98,659915</text:p>
          </table:table-cell>
          <table:table-cell office:value-type="float" office:value="99.495397">
            <text:p>99,495397</text:p>
          </table:table-cell>
          <table:table-cell office:value-type="float" office:value="99.772368">
            <text:p>99,772368</text:p>
          </table:table-cell>
          <table:table-cell office:value-type="float" office:value="99.167607">
            <text:p>99,167607</text:p>
          </table:table-cell>
          <table:table-cell office:value-type="float" office:value="98.686563">
            <text:p>98,686563</text:p>
          </table:table-cell>
          <table:table-cell office:value-type="float" office:value="100.791718">
            <text:p>100,791718</text:p>
          </table:table-cell>
          <table:table-cell office:value-type="float" office:value="99.137598">
            <text:p>99,137598</text:p>
          </table:table-cell>
          <table:table-cell office:value-type="float" office:value="100.565214">
            <text:p>100,565214</text:p>
          </table:table-cell>
          <table:table-cell office:value-type="float" office:value="98.525242">
            <text:p>98,525242</text:p>
          </table:table-cell>
          <table:table-cell office:value-type="float" office:value="99.796688">
            <text:p>99,796688</text:p>
          </table:table-cell>
          <table:table-cell office:value-type="float" office:value="99.968056">
            <text:p>99,968056</text:p>
          </table:table-cell>
          <table:table-cell office:value-type="float" office:value="99.254905">
            <text:p>99,254905</text:p>
          </table:table-cell>
          <table:table-cell office:value-type="float" office:value="100.313371">
            <text:p>100,313371</text:p>
          </table:table-cell>
          <table:table-cell office:value-type="float" office:value="101.036643">
            <text:p>101,036643</text:p>
          </table:table-cell>
        </table:table-row>
        <table:table-row table:style-name="ro1">
          <table:table-cell table:number-columns-repeated="11"/>
          <table:table-cell office:value-type="string">
            <text:p>t2</text:p>
          </table:table-cell>
          <table:table-cell office:value-type="float" office:value="95.027516">
            <text:p>95,027516</text:p>
          </table:table-cell>
          <table:table-cell office:value-type="float" office:value="98.882756">
            <text:p>98,882756</text:p>
          </table:table-cell>
          <table:table-cell office:value-type="float" office:value="97.515538">
            <text:p>97,515538</text:p>
          </table:table-cell>
          <table:table-cell office:value-type="float" office:value="101.202656">
            <text:p>101,202656</text:p>
          </table:table-cell>
          <table:table-cell office:value-type="float" office:value="101.68459">
            <text:p>101,68459</text:p>
          </table:table-cell>
          <table:table-cell office:value-type="float" office:value="99.286636">
            <text:p>99,286636</text:p>
          </table:table-cell>
          <table:table-cell office:value-type="float" office:value="98.310488">
            <text:p>98,310488</text:p>
          </table:table-cell>
          <table:table-cell office:value-type="float" office:value="101.056364">
            <text:p>101,056364</text:p>
          </table:table-cell>
          <table:table-cell office:value-type="float" office:value="100.201085">
            <text:p>100,201085</text:p>
          </table:table-cell>
          <table:table-cell office:value-type="float" office:value="100.735905">
            <text:p>100,735905</text:p>
          </table:table-cell>
          <table:table-cell office:value-type="float" office:value="100.895343">
            <text:p>100,895343</text:p>
          </table:table-cell>
          <table:table-cell office:value-type="float" office:value="100.475639">
            <text:p>100,475639</text:p>
          </table:table-cell>
          <table:table-cell office:value-type="float" office:value="98.636371">
            <text:p>98,636371</text:p>
          </table:table-cell>
          <table:table-cell office:value-type="float" office:value="96.35917">
            <text:p>96,35917</text:p>
          </table:table-cell>
          <table:table-cell office:value-type="float" office:value="103.064333">
            <text:p>103,064333</text:p>
          </table:table-cell>
          <table:table-cell office:value-type="float" office:value="98.45548">
            <text:p>98,45548</text:p>
          </table:table-cell>
        </table:table-row>
        <table:table-row table:style-name="ro1">
          <table:table-cell table:number-columns-repeated="11"/>
          <table:table-cell office:value-type="string">
            <text:p>t3</text:p>
          </table:table-cell>
          <table:table-cell office:value-type="float" office:value="95.56135">
            <text:p>95,56135</text:p>
          </table:table-cell>
          <table:table-cell office:value-type="float" office:value="99.306721">
            <text:p>99,306721</text:p>
          </table:table-cell>
          <table:table-cell office:value-type="float" office:value="96.689168">
            <text:p>96,689168</text:p>
          </table:table-cell>
          <table:table-cell office:value-type="float" office:value="101.590569">
            <text:p>101,590569</text:p>
          </table:table-cell>
          <table:table-cell office:value-type="float" office:value="101.086031">
            <text:p>101,086031</text:p>
          </table:table-cell>
          <table:table-cell office:value-type="float" office:value="98.917534">
            <text:p>98,917534</text:p>
          </table:table-cell>
          <table:table-cell office:value-type="float" office:value="98.762814">
            <text:p>98,762814</text:p>
          </table:table-cell>
          <table:table-cell office:value-type="float" office:value="101.634225">
            <text:p>101,634225</text:p>
          </table:table-cell>
          <table:table-cell office:value-type="float" office:value="100.455807">
            <text:p>100,455807</text:p>
          </table:table-cell>
          <table:table-cell office:value-type="float" office:value="100.272882">
            <text:p>100,272882</text:p>
          </table:table-cell>
          <table:table-cell office:value-type="float" office:value="101.576325">
            <text:p>101,576325</text:p>
          </table:table-cell>
          <table:table-cell office:value-type="float" office:value="100.711754">
            <text:p>100,711754</text:p>
          </table:table-cell>
          <table:table-cell office:value-type="float" office:value="97.769016">
            <text:p>97,769016</text:p>
          </table:table-cell>
          <table:table-cell office:value-type="float" office:value="96.695619">
            <text:p>96,695619</text:p>
          </table:table-cell>
          <table:table-cell office:value-type="float" office:value="103.751243">
            <text:p>103,751243</text:p>
          </table:table-cell>
          <table:table-cell office:value-type="float" office:value="99.42428">
            <text:p>99,42428</text:p>
          </table:table-cell>
        </table:table-row>
        <table:table-row table:style-name="ro1">
          <table:table-cell table:number-columns-repeated="11"/>
          <table:table-cell office:value-type="string">
            <text:p>t4</text:p>
          </table:table-cell>
          <table:table-cell office:value-type="float" office:value="95.89322">
            <text:p>95,89322</text:p>
          </table:table-cell>
          <table:table-cell office:value-type="float" office:value="99.740563">
            <text:p>99,740563</text:p>
          </table:table-cell>
          <table:table-cell office:value-type="float" office:value="96.837193">
            <text:p>96,837193</text:p>
          </table:table-cell>
          <table:table-cell office:value-type="float" office:value="101.601066">
            <text:p>101,601066</text:p>
          </table:table-cell>
          <table:table-cell office:value-type="float" office:value="101.260305">
            <text:p>101,260305</text:p>
          </table:table-cell>
          <table:table-cell office:value-type="float" office:value="99.377545">
            <text:p>99,377545</text:p>
          </table:table-cell>
          <table:table-cell office:value-type="float" office:value="99.626935">
            <text:p>99,626935</text:p>
          </table:table-cell>
          <table:table-cell office:value-type="float" office:value="100.916863">
            <text:p>100,916863</text:p>
          </table:table-cell>
          <table:table-cell office:value-type="float" office:value="99.072518">
            <text:p>99,072518</text:p>
          </table:table-cell>
          <table:table-cell office:value-type="float" office:value="100.972055">
            <text:p>100,972055</text:p>
          </table:table-cell>
          <table:table-cell office:value-type="float" office:value="101.542468">
            <text:p>101,542468</text:p>
          </table:table-cell>
          <table:table-cell office:value-type="float" office:value="101.828215">
            <text:p>101,828215</text:p>
          </table:table-cell>
          <table:table-cell office:value-type="float" office:value="97.379241">
            <text:p>97,379241</text:p>
          </table:table-cell>
          <table:table-cell office:value-type="float" office:value="97.43083">
            <text:p>97,43083</text:p>
          </table:table-cell>
          <table:table-cell office:value-type="float" office:value="104.980906">
            <text:p>104,980906</text:p>
          </table:table-cell>
          <table:table-cell office:value-type="float" office:value="99.49985">
            <text:p>99,49985</text:p>
          </table:table-cell>
        </table:table-row>
        <table:table-row table:style-name="ro1">
          <table:table-cell table:number-columns-repeated="11"/>
          <table:table-cell office:value-type="string">
            <text:p>t5</text:p>
          </table:table-cell>
          <table:table-cell office:value-type="float" office:value="97.98076">
            <text:p>97,98076</text:p>
          </table:table-cell>
          <table:table-cell office:value-type="float" office:value="100.537199">
            <text:p>100,537199</text:p>
          </table:table-cell>
          <table:table-cell office:value-type="float" office:value="96.712495">
            <text:p>96,712495</text:p>
          </table:table-cell>
          <table:table-cell office:value-type="float" office:value="101.453651">
            <text:p>101,453651</text:p>
          </table:table-cell>
          <table:table-cell office:value-type="float" office:value="102.109774">
            <text:p>102,109774</text:p>
          </table:table-cell>
          <table:table-cell office:value-type="float" office:value="100.01452">
            <text:p>100,01452</text:p>
          </table:table-cell>
          <table:table-cell office:value-type="float" office:value="100.02856">
            <text:p>100,02856</text:p>
          </table:table-cell>
          <table:table-cell office:value-type="float" office:value="101.498315">
            <text:p>101,498315</text:p>
          </table:table-cell>
          <table:table-cell office:value-type="float" office:value="98.415181">
            <text:p>98,415181</text:p>
          </table:table-cell>
          <table:table-cell office:value-type="float" office:value="101.468699">
            <text:p>101,468699</text:p>
          </table:table-cell>
          <table:table-cell office:value-type="float" office:value="101.665195">
            <text:p>101,665195</text:p>
          </table:table-cell>
          <table:table-cell office:value-type="float" office:value="101.480354">
            <text:p>101,480354</text:p>
          </table:table-cell>
          <table:table-cell office:value-type="float" office:value="98.168279">
            <text:p>98,168279</text:p>
          </table:table-cell>
          <table:table-cell office:value-type="float" office:value="97.276721">
            <text:p>97,276721</text:p>
          </table:table-cell>
          <table:table-cell office:value-type="float" office:value="105.174259">
            <text:p>105,174259</text:p>
          </table:table-cell>
          <table:table-cell office:value-type="float" office:value="100.052234">
            <text:p>100,052234</text:p>
          </table:table-cell>
        </table:table-row>
        <table:table-row table:style-name="ro1">
          <table:table-cell table:number-columns-repeated="11"/>
          <table:table-cell office:value-type="string">
            <text:p>t6</text:p>
          </table:table-cell>
          <table:table-cell office:value-type="float" office:value="97.27412">
            <text:p>97,27412</text:p>
          </table:table-cell>
          <table:table-cell office:value-type="float" office:value="101.874236">
            <text:p>101,874236</text:p>
          </table:table-cell>
          <table:table-cell office:value-type="float" office:value="96.805205">
            <text:p>96,805205</text:p>
          </table:table-cell>
          <table:table-cell office:value-type="float" office:value="102.134819">
            <text:p>102,134819</text:p>
          </table:table-cell>
          <table:table-cell office:value-type="float" office:value="101.967164">
            <text:p>101,967164</text:p>
          </table:table-cell>
          <table:table-cell office:value-type="float" office:value="100.48952">
            <text:p>100,48952</text:p>
          </table:table-cell>
          <table:table-cell office:value-type="float" office:value="100.115313">
            <text:p>100,115313</text:p>
          </table:table-cell>
          <table:table-cell office:value-type="float" office:value="101.998484">
            <text:p>101,998484</text:p>
          </table:table-cell>
          <table:table-cell office:value-type="float" office:value="98.814842">
            <text:p>98,814842</text:p>
          </table:table-cell>
          <table:table-cell office:value-type="float" office:value="102.082801">
            <text:p>102,082801</text:p>
          </table:table-cell>
          <table:table-cell office:value-type="float" office:value="102.041739">
            <text:p>102,041739</text:p>
          </table:table-cell>
          <table:table-cell office:value-type="float" office:value="100.203405">
            <text:p>100,203405</text:p>
          </table:table-cell>
          <table:table-cell office:value-type="float" office:value="98.313731">
            <text:p>98,313731</text:p>
          </table:table-cell>
          <table:table-cell office:value-type="float" office:value="98.991443">
            <text:p>98,991443</text:p>
          </table:table-cell>
          <table:table-cell office:value-type="float" office:value="105.042555">
            <text:p>105,042555</text:p>
          </table:table-cell>
          <table:table-cell office:value-type="float" office:value="99.608438">
            <text:p>99,608438</text:p>
          </table:table-cell>
        </table:table-row>
        <table:table-row table:style-name="ro1">
          <table:table-cell table:number-columns-repeated="11"/>
          <table:table-cell office:value-type="string">
            <text:p>t7</text:p>
          </table:table-cell>
          <table:table-cell office:value-type="float" office:value="96.6514">
            <text:p>96,6514</text:p>
          </table:table-cell>
          <table:table-cell office:value-type="float" office:value="100.258199">
            <text:p>100,258199</text:p>
          </table:table-cell>
          <table:table-cell office:value-type="float" office:value="98.451083">
            <text:p>98,451083</text:p>
          </table:table-cell>
          <table:table-cell office:value-type="float" office:value="102.442634">
            <text:p>102,442634</text:p>
          </table:table-cell>
          <table:table-cell office:value-type="float" office:value="101.348266">
            <text:p>101,348266</text:p>
          </table:table-cell>
          <table:table-cell office:value-type="float" office:value="100.156271">
            <text:p>100,156271</text:p>
          </table:table-cell>
          <table:table-cell office:value-type="float" office:value="102.159393">
            <text:p>102,159393</text:p>
          </table:table-cell>
          <table:table-cell office:value-type="float" office:value="100.648035">
            <text:p>100,648035</text:p>
          </table:table-cell>
          <table:table-cell office:value-type="float" office:value="98.034333">
            <text:p>98,034333</text:p>
          </table:table-cell>
          <table:table-cell office:value-type="float" office:value="101.489111">
            <text:p>101,489111</text:p>
          </table:table-cell>
          <table:table-cell office:value-type="float" office:value="103.017243">
            <text:p>103,017243</text:p>
          </table:table-cell>
          <table:table-cell office:value-type="float" office:value="98.36906">
            <text:p>98,36906</text:p>
          </table:table-cell>
          <table:table-cell office:value-type="float" office:value="99.630333">
            <text:p>99,630333</text:p>
          </table:table-cell>
          <table:table-cell office:value-type="float" office:value="98.304132">
            <text:p>98,304132</text:p>
          </table:table-cell>
          <table:table-cell office:value-type="float" office:value="106.317207">
            <text:p>106,317207</text:p>
          </table:table-cell>
          <table:table-cell office:value-type="float" office:value="98.427569">
            <text:p>98,427569</text:p>
          </table:table-cell>
        </table:table-row>
        <table:table-row table:style-name="ro1">
          <table:table-cell table:number-columns-repeated="11"/>
          <table:table-cell office:value-type="string">
            <text:p>t8</text:p>
          </table:table-cell>
          <table:table-cell office:value-type="float" office:value="96.737925">
            <text:p>96,737925</text:p>
          </table:table-cell>
          <table:table-cell office:value-type="float" office:value="100.078596">
            <text:p>100,078596</text:p>
          </table:table-cell>
          <table:table-cell office:value-type="float" office:value="98.36387">
            <text:p>98,36387</text:p>
          </table:table-cell>
          <table:table-cell office:value-type="float" office:value="101.781245">
            <text:p>101,781245</text:p>
          </table:table-cell>
          <table:table-cell office:value-type="float" office:value="102.254229">
            <text:p>102,254229</text:p>
          </table:table-cell>
          <table:table-cell office:value-type="float" office:value="100.615005">
            <text:p>100,615005</text:p>
          </table:table-cell>
          <table:table-cell office:value-type="float" office:value="103.022564">
            <text:p>103,022564</text:p>
          </table:table-cell>
          <table:table-cell office:value-type="float" office:value="101.179066">
            <text:p>101,179066</text:p>
          </table:table-cell>
          <table:table-cell office:value-type="float" office:value="97.689481">
            <text:p>97,689481</text:p>
          </table:table-cell>
          <table:table-cell office:value-type="float" office:value="99.847195">
            <text:p>99,847195</text:p>
          </table:table-cell>
          <table:table-cell office:value-type="float" office:value="103.763006">
            <text:p>103,763006</text:p>
          </table:table-cell>
          <table:table-cell office:value-type="float" office:value="97.705101">
            <text:p>97,705101</text:p>
          </table:table-cell>
          <table:table-cell office:value-type="float" office:value="98.432307">
            <text:p>98,432307</text:p>
          </table:table-cell>
          <table:table-cell office:value-type="float" office:value="98.053717">
            <text:p>98,053717</text:p>
          </table:table-cell>
          <table:table-cell office:value-type="float" office:value="106.176149">
            <text:p>106,176149</text:p>
          </table:table-cell>
          <table:table-cell office:value-type="float" office:value="98.497225">
            <text:p>98,497225</text:p>
          </table:table-cell>
        </table:table-row>
        <table:table-row table:style-name="ro1">
          <table:table-cell table:number-columns-repeated="11"/>
          <table:table-cell office:value-type="string">
            <text:p>t9</text:p>
          </table:table-cell>
          <table:table-cell office:value-type="float" office:value="95.176156">
            <text:p>95,176156</text:p>
          </table:table-cell>
          <table:table-cell office:value-type="float" office:value="102.266499">
            <text:p>102,266499</text:p>
          </table:table-cell>
          <table:table-cell office:value-type="float" office:value="97.88621">
            <text:p>97,88621</text:p>
          </table:table-cell>
          <table:table-cell office:value-type="float" office:value="100.3992">
            <text:p>100,3992</text:p>
          </table:table-cell>
          <table:table-cell office:value-type="float" office:value="99.971357">
            <text:p>99,971357</text:p>
          </table:table-cell>
          <table:table-cell office:value-type="float" office:value="100.661501">
            <text:p>100,661501</text:p>
          </table:table-cell>
          <table:table-cell office:value-type="float" office:value="103.543794">
            <text:p>103,543794</text:p>
          </table:table-cell>
          <table:table-cell office:value-type="float" office:value="103.087294">
            <text:p>103,087294</text:p>
          </table:table-cell>
          <table:table-cell office:value-type="float" office:value="95.987504">
            <text:p>95,987504</text:p>
          </table:table-cell>
          <table:table-cell office:value-type="float" office:value="99.326686">
            <text:p>99,326686</text:p>
          </table:table-cell>
          <table:table-cell office:value-type="float" office:value="102.942954">
            <text:p>102,942954</text:p>
          </table:table-cell>
          <table:table-cell office:value-type="float" office:value="98.061624">
            <text:p>98,061624</text:p>
          </table:table-cell>
          <table:table-cell office:value-type="float" office:value="98.47941">
            <text:p>98,47941</text:p>
          </table:table-cell>
          <table:table-cell office:value-type="float" office:value="97.020853">
            <text:p>97,020853</text:p>
          </table:table-cell>
          <table:table-cell office:value-type="float" office:value="105.20527">
            <text:p>105,20527</text:p>
          </table:table-cell>
          <table:table-cell office:value-type="float" office:value="97.606322">
            <text:p>97,606322</text:p>
          </table:table-cell>
        </table:table-row>
      </table:table>
      <table:table table:name="Feuille2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prix</text:p>
          </table:table-cell>
          <table:table-cell office:value-type="string">
            <text:p>hedge</text:p>
          </table:table-cell>
          <table:table-cell office:value-type="string">
            <text:p>Prix -100</text:p>
          </table:table-cell>
          <table:table-cell office:value-type="string">
            <text:p>Hedge-100</text:p>
          </table:table-cell>
          <table:table-cell office:value-type="string">
            <text:p>pnl</text:p>
          </table:table-cell>
          <table:table-cell>
            <draw:frame table:end-cell-address="Feuille2.M21" table:end-x="0.293cm" table:end-y="0.048cm" draw:z-index="0" draw:style-name="gr1" draw:text-style-name="P1" svg:width="15.999cm" svg:height="8.999cm" svg:x="0.101cm" svg:y="0.1cm">
              <draw:object draw:notify-on-update-of-ranges="Feuille2.C1:Feuille2.C1 Feuille2.C2:Feuille2.C13 Feuille2.D1:Feuille2.D1 Feuille2.D2:Feuille2.D13 Feuille2.E1:Feuille2.E1 Feuille2.E2:Feuille2.E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106.805619">
            <text:p>106,805619</text:p>
          </table:table-cell>
          <table:table-cell table:formula="of:=[.A2]-100" office:value-type="float" office:value="6.80561899999999">
            <text:p>6,805619</text:p>
          </table:table-cell>
          <table:table-cell table:formula="of:=[.B2]-100" office:value-type="float" office:value="6.80561899999999">
            <text:p>6,805619</text:p>
          </table:table-cell>
          <table:table-cell table:formula="of:=[.B2]-[.A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6.429148">
            <text:p>106,429148</text:p>
          </table:table-cell>
          <table:table-cell office:value-type="float" office:value="106.819961">
            <text:p>106,819961</text:p>
          </table:table-cell>
          <table:table-cell table:formula="of:=[.A3]-100" office:value-type="float" office:value="6.429148">
            <text:p>6,429148</text:p>
          </table:table-cell>
          <table:table-cell table:formula="of:=[.B3]-100" office:value-type="float" office:value="6.81996100000001">
            <text:p>6,819961</text:p>
          </table:table-cell>
          <table:table-cell table:formula="of:=[.B3]-[.A3]" office:value-type="float" office:value="0.390813000000009">
            <text:p>0,390813</text:p>
          </table:table-cell>
          <table:table-cell/>
        </table:table-row>
        <table:table-row table:style-name="ro1">
          <table:table-cell office:value-type="float" office:value="105.454602">
            <text:p>105,454602</text:p>
          </table:table-cell>
          <table:table-cell office:value-type="float" office:value="106.693371">
            <text:p>106,693371</text:p>
          </table:table-cell>
          <table:table-cell table:formula="of:=[.A4]-100" office:value-type="float" office:value="5.45460199999999">
            <text:p>5,454602</text:p>
          </table:table-cell>
          <table:table-cell table:formula="of:=[.B4]-100" office:value-type="float" office:value="6.693371">
            <text:p>6,693371</text:p>
          </table:table-cell>
          <table:table-cell table:formula="of:=[.B4]-[.A4]" office:value-type="float" office:value="1.23876900000001">
            <text:p>1,238769</text:p>
          </table:table-cell>
          <table:table-cell/>
        </table:table-row>
        <table:table-row table:style-name="ro1">
          <table:table-cell office:value-type="float" office:value="106.076837">
            <text:p>106,076837</text:p>
          </table:table-cell>
          <table:table-cell office:value-type="float" office:value="106.698221">
            <text:p>106,698221</text:p>
          </table:table-cell>
          <table:table-cell table:formula="of:=[.A5]-100" office:value-type="float" office:value="6.076837">
            <text:p>6,076837</text:p>
          </table:table-cell>
          <table:table-cell table:formula="of:=[.B5]-100" office:value-type="float" office:value="6.698221">
            <text:p>6,698221</text:p>
          </table:table-cell>
          <table:table-cell table:formula="of:=[.B5]-[.A5]" office:value-type="float" office:value="0.621384000000006">
            <text:p>0,621384</text:p>
          </table:table-cell>
          <table:table-cell/>
        </table:table-row>
        <table:table-row table:style-name="ro1">
          <table:table-cell office:value-type="float" office:value="105.628882">
            <text:p>105,628882</text:p>
          </table:table-cell>
          <table:table-cell office:value-type="float" office:value="106.67037">
            <text:p>106,67037</text:p>
          </table:table-cell>
          <table:table-cell table:formula="of:=[.A6]-100" office:value-type="float" office:value="5.628882">
            <text:p>5,628882</text:p>
          </table:table-cell>
          <table:table-cell table:formula="of:=[.B6]-100" office:value-type="float" office:value="6.67037000000001">
            <text:p>6,67037</text:p>
          </table:table-cell>
          <table:table-cell table:formula="of:=[.B6]-[.A6]" office:value-type="float" office:value="1.041488">
            <text:p>1,041488</text:p>
          </table:table-cell>
          <table:table-cell/>
        </table:table-row>
        <table:table-row table:style-name="ro1">
          <table:table-cell office:value-type="float" office:value="106.018279">
            <text:p>106,018279</text:p>
          </table:table-cell>
          <table:table-cell office:value-type="float" office:value="106.717933">
            <text:p>106,717933</text:p>
          </table:table-cell>
          <table:table-cell table:formula="of:=[.A7]-100" office:value-type="float" office:value="6.01827900000001">
            <text:p>6,018279</text:p>
          </table:table-cell>
          <table:table-cell table:formula="of:=[.B7]-100" office:value-type="float" office:value="6.717933">
            <text:p>6,717933</text:p>
          </table:table-cell>
          <table:table-cell table:formula="of:=[.B7]-[.A7]" office:value-type="float" office:value="0.699653999999995">
            <text:p>0,699654</text:p>
          </table:table-cell>
          <table:table-cell/>
        </table:table-row>
        <table:table-row table:style-name="ro1">
          <table:table-cell office:value-type="float" office:value="105.789758">
            <text:p>105,789758</text:p>
          </table:table-cell>
          <table:table-cell office:value-type="float" office:value="106.707337">
            <text:p>106,707337</text:p>
          </table:table-cell>
          <table:table-cell table:formula="of:=[.A8]-100" office:value-type="float" office:value="5.78975800000001">
            <text:p>5,789758</text:p>
          </table:table-cell>
          <table:table-cell table:formula="of:=[.B8]-100" office:value-type="float" office:value="6.707337">
            <text:p>6,707337</text:p>
          </table:table-cell>
          <table:table-cell table:formula="of:=[.B8]-[.A8]" office:value-type="float" office:value="0.917578999999989">
            <text:p>0,917579</text:p>
          </table:table-cell>
          <table:table-cell/>
        </table:table-row>
        <table:table-row table:style-name="ro1">
          <table:table-cell office:value-type="float" office:value="107.850724">
            <text:p>107,850724</text:p>
          </table:table-cell>
          <table:table-cell office:value-type="float" office:value="106.79163">
            <text:p>106,79163</text:p>
          </table:table-cell>
          <table:table-cell table:formula="of:=[.A9]-100" office:value-type="float" office:value="7.850724">
            <text:p>7,850724</text:p>
          </table:table-cell>
          <table:table-cell table:formula="of:=[.B9]-100" office:value-type="float" office:value="6.79163">
            <text:p>6,79163</text:p>
          </table:table-cell>
          <table:table-cell table:formula="of:=[.B9]-[.A9]" office:value-type="float" office:value="-1.059094">
            <text:p>-1,059094</text:p>
          </table:table-cell>
          <table:table-cell/>
        </table:table-row>
        <table:table-row table:style-name="ro1">
          <table:table-cell office:value-type="float" office:value="107.136087">
            <text:p>107,136087</text:p>
          </table:table-cell>
          <table:table-cell office:value-type="float" office:value="106.81066">
            <text:p>106,81066</text:p>
          </table:table-cell>
          <table:table-cell table:formula="of:=[.A10]-100" office:value-type="float" office:value="7.136087">
            <text:p>7,136087</text:p>
          </table:table-cell>
          <table:table-cell table:formula="of:=[.B10]-100" office:value-type="float" office:value="6.81066">
            <text:p>6,81066</text:p>
          </table:table-cell>
          <table:table-cell table:formula="of:=[.B10]-[.A10]" office:value-type="float" office:value="-0.325427000000005">
            <text:p>-0,325427</text:p>
          </table:table-cell>
          <table:table-cell/>
        </table:table-row>
        <table:table-row table:style-name="ro1">
          <table:table-cell office:value-type="float" office:value="107.494189">
            <text:p>107,494189</text:p>
          </table:table-cell>
          <table:table-cell office:value-type="float" office:value="106.830037">
            <text:p>106,830037</text:p>
          </table:table-cell>
          <table:table-cell table:formula="of:=[.A11]-100" office:value-type="float" office:value="7.49418900000001">
            <text:p>7,494189</text:p>
          </table:table-cell>
          <table:table-cell table:formula="of:=[.B11]-100" office:value-type="float" office:value="6.830037">
            <text:p>6,830037</text:p>
          </table:table-cell>
          <table:table-cell table:formula="of:=[.B11]-[.A11]" office:value-type="float" office:value="-0.664152000000001">
            <text:p>-0,664152</text:p>
          </table:table-cell>
          <table:table-cell/>
        </table:table-row>
        <table:table-row table:style-name="ro1">
          <table:table-cell office:value-type="float" office:value="106.917664">
            <text:p>106,917664</text:p>
          </table:table-cell>
          <table:table-cell office:value-type="float" office:value="106.797896">
            <text:p>106,797896</text:p>
          </table:table-cell>
          <table:table-cell table:formula="of:=[.A12]-100" office:value-type="float" office:value="6.917664">
            <text:p>6,917664</text:p>
          </table:table-cell>
          <table:table-cell table:formula="of:=[.B12]-100" office:value-type="float" office:value="6.79789599999999">
            <text:p>6,797896</text:p>
          </table:table-cell>
          <table:table-cell table:formula="of:=[.B12]-[.A12]" office:value-type="float" office:value="-0.119768000000008">
            <text:p>-0,119768</text:p>
          </table:table-cell>
          <table:table-cell/>
        </table:table-row>
        <table:table-row table:style-name="ro1">
          <table:table-cell office:value-type="float" office:value="106.703154">
            <text:p>106,703154</text:p>
          </table:table-cell>
          <table:table-cell office:value-type="float" office:value="106.796622">
            <text:p>106,796622</text:p>
          </table:table-cell>
          <table:table-cell table:formula="of:=[.A13]-100" office:value-type="float" office:value="6.703154">
            <text:p>6,703154</text:p>
          </table:table-cell>
          <table:table-cell table:formula="of:=[.B13]-100" office:value-type="float" office:value="6.796622">
            <text:p>6,796622</text:p>
          </table:table-cell>
          <table:table-cell table:formula="of:=[.B13]-[.A13]" office:value-type="float" office:value="0.0934680000000014">
            <text:p>0,093468</text:p>
          </table:table-cell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25/03/2019</text:date>, <text:time>01:4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erboul</meta:initial-creator>
    <meta:creation-date>2019-03-24T18:47:58.54</meta:creation-date>
    <dc:date>2019-03-25T01:46:24.56</dc:date>
    <dc:creator>thomas kerboul</dc:creator>
    <meta:editing-duration>PT4H13M4S</meta:editing-duration>
    <meta:editing-cycles>1</meta:editing-cycles>
    <meta:document-statistic meta:table-count="3" meta:cell-count="502" meta:object-count="2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3.664cm" style:legend-expansion="high" chart:style-name="ch2"/>
        <chart:plot-area chart:style-name="ch3" table:cell-range-address="Feuille1.C7:Feuille1.E19" chart:data-source-has-labels="row" svg:x="0.77cm" svg:y="0.855cm" svg:width="11.606cm" svg:height="7.545cm">
          <chartooo:coordinate-region svg:x="1.391cm" svg:y="1.067cm" svg:width="10.798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8:Feuille1.C19" chart:label-cell-address="Feuille1.C7:Feuille1.C7" chart:class="chart:line">
            <chart:data-point chart:repeated="12"/>
          </chart:series>
          <chart:series chart:style-name="ch7" chart:values-cell-range-address="Feuille1.D8:Feuille1.D19" chart:label-cell-address="Feuille1.D7:Feuille1.D7" chart:class="chart:line">
            <chart:data-point chart:repeated="12"/>
          </chart:series>
          <chart:series chart:style-name="ch8" chart:values-cell-range-address="Feuille1.E8:Feuille1.E19" chart:label-cell-address="Feuille1.E7:Feuille1.E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x -100</text:p>
                <draw:g>
                  <svg:desc>Feuille1.C7:Feuille1.C7</svg:desc>
                </draw:g>
              </table:table-cell>
              <table:table-cell office:value-type="string">
                <text:p>Hedge-100</text:p>
                <draw:g>
                  <svg:desc>Feuille1.D7:Feuille1.D7</svg:desc>
                </draw:g>
              </table:table-cell>
              <table:table-cell office:value-type="string">
                <text:p>pnl</text:p>
                <draw:g>
                  <svg:desc>Feuille1.E7:Feuille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57794">
                <text:p>7.257794</text:p>
                <draw:g>
                  <svg:desc>Feuille1.C8:Feuille1.C19</svg:desc>
                </draw:g>
              </table:table-cell>
              <table:table-cell office:value-type="float" office:value="7.257794">
                <text:p>7.257794</text:p>
                <draw:g>
                  <svg:desc>Feuille1.D8:Feuille1.D19</svg:desc>
                </draw:g>
              </table:table-cell>
              <table:table-cell office:value-type="float" office:value="0">
                <text:p>0</text:p>
                <draw:g>
                  <svg:desc>Feuille1.E8:Feuille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79072">
                <text:p>6.079072</text:p>
              </table:table-cell>
              <table:table-cell office:value-type="float" office:value="7.220859">
                <text:p>7.220859</text:p>
              </table:table-cell>
              <table:table-cell office:value-type="float" office:value="1.14178700000001">
                <text:p>1.141787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35811">
                <text:p>7.035811</text:p>
              </table:table-cell>
              <table:table-cell office:value-type="float" office:value="10.673166">
                <text:p>10.673166</text:p>
              </table:table-cell>
              <table:table-cell office:value-type="float" office:value="3.63735500000001">
                <text:p>3.637355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34412">
                <text:p>7.134412</text:p>
              </table:table-cell>
              <table:table-cell office:value-type="float" office:value="8.01704899999999">
                <text:p>8.01704899999999</text:p>
              </table:table-cell>
              <table:table-cell office:value-type="float" office:value="0.882636999999988">
                <text:p>0.882636999999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6847299999999">
                <text:p>6.86847299999999</text:p>
              </table:table-cell>
              <table:table-cell office:value-type="float" office:value="8.872108">
                <text:p>8.872108</text:p>
              </table:table-cell>
              <table:table-cell office:value-type="float" office:value="2.003635">
                <text:p>2.003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98089">
                <text:p>7.398089</text:p>
              </table:table-cell>
              <table:table-cell office:value-type="float" office:value="9.733293">
                <text:p>9.733293</text:p>
              </table:table-cell>
              <table:table-cell office:value-type="float" office:value="2.335204">
                <text:p>2.335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8207">
                <text:p>8.088207</text:p>
              </table:table-cell>
              <table:table-cell office:value-type="float" office:value="8.421673">
                <text:p>8.421673</text:p>
              </table:table-cell>
              <table:table-cell office:value-type="float" office:value="0.333466000000001">
                <text:p>0.333466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1669499999999">
                <text:p>6.61669499999999</text:p>
              </table:table-cell>
              <table:table-cell office:value-type="float" office:value="7.67205100000001">
                <text:p>7.67205100000001</text:p>
              </table:table-cell>
              <table:table-cell office:value-type="float" office:value="1.05535600000002">
                <text:p>1.055356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7872999999999">
                <text:p>6.57872999999999</text:p>
              </table:table-cell>
              <table:table-cell office:value-type="float" office:value="9.94360900000001">
                <text:p>9.94360900000001</text:p>
              </table:table-cell>
              <table:table-cell office:value-type="float" office:value="3.36487900000002">
                <text:p>3.364879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602">
                <text:p>6.0602</text:p>
              </table:table-cell>
              <table:table-cell office:value-type="float" office:value="4.96001999999999">
                <text:p>4.96001999999999</text:p>
              </table:table-cell>
              <table:table-cell office:value-type="float" office:value="-1.10018000000001">
                <text:p>-1.10018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3.664cm" style:legend-expansion="high" chart:style-name="ch2"/>
        <chart:plot-area chart:style-name="ch3" table:cell-range-address="Feuille2.C1:Feuille2.E13" chart:data-source-has-labels="row" svg:x="0.77cm" svg:y="0.855cm" svg:width="11.606cm" svg:height="7.545cm">
          <chartooo:coordinate-region svg:x="1.391cm" svg:y="1.068cm" svg:width="10.798cm" svg:height="7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C2:Feuille2.C13" chart:label-cell-address="Feuille2.C1:Feuille2.C1" chart:class="chart:line">
            <chart:data-point chart:repeated="12"/>
          </chart:series>
          <chart:series chart:style-name="ch7" chart:values-cell-range-address="Feuille2.D2:Feuille2.D13" chart:label-cell-address="Feuille2.D1:Feuille2.D1" chart:class="chart:line">
            <chart:data-point chart:repeated="12"/>
          </chart:series>
          <chart:series chart:style-name="ch8" chart:values-cell-range-address="Feuille2.E2:Feuille2.E13" chart:label-cell-address="Feuille2.E1:Feuille2.E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x -100</text:p>
                <draw:g>
                  <svg:desc>Feuille2.C1:Feuille2.C1</svg:desc>
                </draw:g>
              </table:table-cell>
              <table:table-cell office:value-type="string">
                <text:p>Hedge-100</text:p>
                <draw:g>
                  <svg:desc>Feuille2.D1:Feuille2.D1</svg:desc>
                </draw:g>
              </table:table-cell>
              <table:table-cell office:value-type="string">
                <text:p>pnl</text:p>
                <draw:g>
                  <svg:desc>Feuille2.E1:Feuille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0561899999999">
                <text:p>6.80561899999999</text:p>
                <draw:g>
                  <svg:desc>Feuille2.C2:Feuille2.C13</svg:desc>
                </draw:g>
              </table:table-cell>
              <table:table-cell office:value-type="float" office:value="6.80561899999999">
                <text:p>6.80561899999999</text:p>
                <draw:g>
                  <svg:desc>Feuille2.D2:Feuille2.D13</svg:desc>
                </draw:g>
              </table:table-cell>
              <table:table-cell office:value-type="float" office:value="0">
                <text:p>0</text:p>
                <draw:g>
                  <svg:desc>Feuille2.E2:Feuille2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29148">
                <text:p>6.429148</text:p>
              </table:table-cell>
              <table:table-cell office:value-type="float" office:value="6.81996100000001">
                <text:p>6.81996100000001</text:p>
              </table:table-cell>
              <table:table-cell office:value-type="float" office:value="0.390813000000009">
                <text:p>0.3908130000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5460199999999">
                <text:p>5.45460199999999</text:p>
              </table:table-cell>
              <table:table-cell office:value-type="float" office:value="6.693371">
                <text:p>6.693371</text:p>
              </table:table-cell>
              <table:table-cell office:value-type="float" office:value="1.23876900000001">
                <text:p>1.238769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76837">
                <text:p>6.076837</text:p>
              </table:table-cell>
              <table:table-cell office:value-type="float" office:value="6.698221">
                <text:p>6.698221</text:p>
              </table:table-cell>
              <table:table-cell office:value-type="float" office:value="0.621384000000006">
                <text:p>0.62138400000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28882">
                <text:p>5.628882</text:p>
              </table:table-cell>
              <table:table-cell office:value-type="float" office:value="6.67037000000001">
                <text:p>6.67037000000001</text:p>
              </table:table-cell>
              <table:table-cell office:value-type="float" office:value="1.041488">
                <text:p>1.041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1827900000001">
                <text:p>6.01827900000001</text:p>
              </table:table-cell>
              <table:table-cell office:value-type="float" office:value="6.717933">
                <text:p>6.717933</text:p>
              </table:table-cell>
              <table:table-cell office:value-type="float" office:value="0.699653999999995">
                <text:p>0.699653999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8975800000001">
                <text:p>5.78975800000001</text:p>
              </table:table-cell>
              <table:table-cell office:value-type="float" office:value="6.707337">
                <text:p>6.707337</text:p>
              </table:table-cell>
              <table:table-cell office:value-type="float" office:value="0.917578999999989">
                <text:p>0.917578999999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50724">
                <text:p>7.850724</text:p>
              </table:table-cell>
              <table:table-cell office:value-type="float" office:value="6.79163">
                <text:p>6.79163</text:p>
              </table:table-cell>
              <table:table-cell office:value-type="float" office:value="-1.059094">
                <text:p>-1.05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36087">
                <text:p>7.136087</text:p>
              </table:table-cell>
              <table:table-cell office:value-type="float" office:value="6.81066">
                <text:p>6.81066</text:p>
              </table:table-cell>
              <table:table-cell office:value-type="float" office:value="-0.325427000000005">
                <text:p>-0.32542700000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9418900000001">
                <text:p>7.49418900000001</text:p>
              </table:table-cell>
              <table:table-cell office:value-type="float" office:value="6.830037">
                <text:p>6.830037</text:p>
              </table:table-cell>
              <table:table-cell office:value-type="float" office:value="-0.664152000000001">
                <text:p>-0.664152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17664">
                <text:p>6.917664</text:p>
              </table:table-cell>
              <table:table-cell office:value-type="float" office:value="6.79789599999999">
                <text:p>6.79789599999999</text:p>
              </table:table-cell>
              <table:table-cell office:value-type="float" office:value="-0.119768000000008">
                <text:p>-0.119768000000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03154">
                <text:p>6.703154</text:p>
              </table:table-cell>
              <table:table-cell office:value-type="float" office:value="6.796622">
                <text:p>6.796622</text:p>
              </table:table-cell>
              <table:table-cell office:value-type="float" office:value="0.0934680000000014">
                <text:p>0.0934680000000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